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Bitstream Vera Sans" svg:font-family="'Bitstream Vera Sans'" style:font-pitch="variable"/>
    <style:font-face style:name="Droid Sans Fallback" svg:font-family="'Droid Sans Fallback'" style:font-pitch="variable"/>
    <style:font-face style:name="Lato" svg:font-family="Lato" style:font-pitch="variable"/>
    <style:font-face style:name="Noto Sans Avestan" svg:font-family="'Noto Sans Avestan'" style:font-pitch="variable"/>
    <style:font-face style:name="Noto Sans Lisu" svg:font-family="'Noto Sans Lisu'" style:font-pitch="variable"/>
    <style:font-face style:name="cmex10" svg:font-family="cmex10" style:font-pitch="variable"/>
    <style:font-face style:name="esint10" svg:font-family="esint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d42b" officeooo:paragraph-rsid="0012d42b"/>
    </style:style>
    <style:style style:name="P2" style:family="paragraph" style:parent-style-name="Standard" style:list-style-name="L2">
      <style:paragraph-properties fo:text-align="justify" style:justify-single-word="false"/>
      <style:text-properties officeooo:rsid="0012d42b" officeooo:paragraph-rsid="0012d42b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2d42b" officeooo:paragraph-rsid="0012d42b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12d42b" officeooo:paragraph-rsid="0012d42b"/>
    </style:style>
    <style:style style:name="P5" style:family="paragraph" style:parent-style-name="Standard" style:list-style-name="L4">
      <style:paragraph-properties fo:text-align="justify" style:justify-single-word="false"/>
      <style:text-properties officeooo:rsid="0012d42b" officeooo:paragraph-rsid="0012d42b"/>
    </style:style>
    <style:style style:name="P6" style:family="paragraph" style:parent-style-name="Standard" style:list-style-name="L5">
      <style:paragraph-properties fo:text-align="justify" style:justify-single-word="false"/>
      <style:text-properties officeooo:rsid="0012d42b" officeooo:paragraph-rsid="0012d42b"/>
    </style:style>
    <style:style style:name="P7" style:family="paragraph" style:parent-style-name="Standard">
      <style:paragraph-properties fo:text-align="justify" style:justify-single-word="false"/>
      <style:text-properties officeooo:rsid="0014466a" officeooo:paragraph-rsid="0014466a"/>
    </style:style>
    <style:style style:name="P8" style:family="paragraph" style:parent-style-name="Standard">
      <style:paragraph-properties fo:text-align="justify" style:justify-single-word="false"/>
      <style:text-properties style:font-name="Ubuntu Mono" fo:font-size="10pt" officeooo:rsid="0012d42b" officeooo:paragraph-rsid="0012d42b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Ubuntu Mono" fo:font-size="10pt" officeooo:rsid="0014466a" officeooo:paragraph-rsid="0014466a" style:font-size-asian="10pt" style:font-size-complex="10pt"/>
    </style:style>
    <style:style style:name="P10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style:font-name="Ubuntu Mono" fo:font-size="10pt" officeooo:rsid="0014466a" officeooo:paragraph-rsid="0014466a" style:font-size-asian="10pt" style:font-size-complex="10pt"/>
    </style:style>
    <style:style style:name="P11" style:family="paragraph" style:parent-style-name="Text_20_body" style:list-style-name="">
      <style:text-properties style:font-name="Lato" fo:font-size="24pt" officeooo:rsid="001579e8" officeooo:paragraph-rsid="001579e8" style:font-size-asian="24pt" style:font-size-complex="24pt"/>
    </style:style>
    <style:style style:name="P12" style:family="paragraph" style:parent-style-name="Text_20_body" style:list-style-name="">
      <style:paragraph-properties fo:text-align="center" style:justify-single-word="false"/>
      <style:text-properties style:font-name="Lato" fo:font-size="24pt" officeooo:rsid="001579e8" officeooo:paragraph-rsid="001579e8" style:font-size-asian="24pt" style:font-size-complex="24pt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ing_20_1" style:list-style-name="">
      <style:text-properties style:font-name="Lato" fo:font-size="24pt" officeooo:rsid="001579e8" officeooo:paragraph-rsid="001579e8" style:font-size-asian="24pt" style:font-size-complex="24pt"/>
    </style:style>
    <style:style style:name="P19" style:family="paragraph" style:parent-style-name="Heading_20_1" style:list-style-name="">
      <style:paragraph-properties fo:text-align="center" style:justify-single-word="false"/>
      <style:text-properties style:font-name="Lato" fo:font-size="24pt" officeooo:rsid="001579e8" officeooo:paragraph-rsid="001579e8" style:font-size-asian="24pt" style:font-size-complex="24pt"/>
    </style:style>
    <style:style style:name="P20" style:family="paragraph" style:parent-style-name="Heading_20_1">
      <style:paragraph-properties fo:text-align="justify" style:justify-single-word="false" fo:break-before="page"/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2" style:family="paragraph" style:parent-style-name="Footer">
      <style:paragraph-properties fo:text-align="end" style:justify-single-word="false"/>
    </style:style>
    <style:style style:name="T1" style:family="text">
      <style:text-properties officeooo:rsid="0013257f"/>
    </style:style>
    <style:style style:name="T2" style:family="text">
      <style:text-properties officeooo:rsid="0014466a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8" text:outline-level="1"/>
      <text:h text:style-name="P18" text:outline-level="1"/>
      <text:h text:style-name="P18" text:outline-level="1"/>
      <text:h text:style-name="P11" text:outline-level="1"/>
      <text:h text:style-name="P19" text:outline-level="1"><text:span text:style-name="T3">Tree-Search 1.0</text:span></text:h>
      <text:h text:style-name="P12" text:outline-level="1">Manual Técnico</text:h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14">indice</text:p>
          </text:index-title>
          <text:p text:style-name="P15"><text:a xlink:type="simple" xlink:href="#__RefHeading___Toc663_1605240461" text:style-name="Index_20_Link" text:visited-style-name="Index_20_Link">Tecnologías:<text:tab/>3</text:a></text:p>
          <text:p text:style-name="P15"><text:a xlink:type="simple" xlink:href="#__RefHeading___Toc665_1605240461" text:style-name="Index_20_Link" text:visited-style-name="Index_20_Link">Bibliotecas:<text:tab/>3</text:a></text:p>
          <text:p text:style-name="P21"><text:a xlink:type="simple" xlink:href="#__RefHeading___Toc667_1605240461" text:style-name="Index_20_Link" text:visited-style-name="Index_20_Link">vis.js<text:tab/>3</text:a></text:p>
          <text:p text:style-name="P15"><text:a xlink:type="simple" xlink:href="#__RefHeading___Toc669_1605240461" text:style-name="Index_20_Link" text:visited-style-name="Index_20_Link">Módulos<text:tab/>3</text:a></text:p>
          <text:p text:style-name="P15"><text:a xlink:type="simple" xlink:href="#__RefHeading___Toc671_1605240461" text:style-name="Index_20_Link" text:visited-style-name="Index_20_Link">Arbol de archivos:<text:tab/>3</text:a></text:p>
          <text:p text:style-name="P15"><text:a xlink:type="simple" xlink:href="#__RefHeading___Toc673_1605240461" text:style-name="Index_20_Link" text:visited-style-name="Index_20_Link">Codigo:<text:tab/>4</text:a></text:p>
          <text:p text:style-name="P15"><text:a xlink:type="simple" xlink:href="#__RefHeading___Toc675_1605240461" text:style-name="Index_20_Link" text:visited-style-name="Index_20_Link">Repositorio git-hub<text:tab/>10</text:a></text:p>
        </text:index-body>
      </text:table-of-content>
      <text:h text:style-name="P16" text:outline-level="1"/>
      <text:h text:style-name="P20" text:outline-level="1"><text:bookmark-start text:name="__RefHeading___Toc663_1605240461"/><text:span text:style-name="T1">Tecnologías</text:span>:<text:bookmark-end text:name="__RefHeading___Toc663_1605240461"/></text:h>
      <text:p text:style-name="P1">Al ser esta una pagina web <text:span text:style-name="T1">exclusivamente</text:span> front-end las <text:span text:style-name="T1">tecnologías</text:span> utilizadas fueron:</text:p>
      <text:list xml:id="list8053423261450825814" text:style-name="L1">
        <text:list-item>
          <text:p text:style-name="P3">Html</text:p>
        </text:list-item>
        <text:list-item>
          <text:p text:style-name="P3">Javascript</text:p>
        </text:list-item>
        <text:list-item>
          <text:p text:style-name="P3">Css</text:p>
        </text:list-item>
      </text:list>
      <text:p text:style-name="P1"/>
      <text:h text:style-name="P17" text:outline-level="1"><text:bookmark-start text:name="__RefHeading___Toc665_1605240461"/>Bibliotecas:<text:bookmark-end text:name="__RefHeading___Toc665_1605240461"/></text:h>
      <text:h text:style-name="P13" text:outline-level="2"><text:bookmark-start text:name="__RefHeading___Toc667_1605240461"/>vis.js <text:bookmark-end text:name="__RefHeading___Toc667_1605240461"/></text:h>
      <text:p text:style-name="P7">Esta completa biblioteca te permite crear grafos dinámicos entre otras muchas cosas. Disponible en: <text:a xlink:type="simple" xlink:href="http://visjs.org/" text:style-name="Internet_20_link" text:visited-style-name="Visited_20_Internet_20_Link">http://visjs.org/</text:a></text:p>
      <text:p text:style-name="P7"/>
      <text:h text:style-name="P17" text:outline-level="1"><text:bookmark-start text:name="__RefHeading___Toc669_1605240461"/>Módulos<text:bookmark-end text:name="__RefHeading___Toc669_1605240461"/></text:h>
      <text:p text:style-name="P1">La aplicación esta desarrollada bajo el modelo vista controlador por lo que se subdivide en tres <text:span text:style-name="T1">módulos</text:span>:</text:p>
      <text:p text:style-name="P1"/>
      <text:list xml:id="list4421846858016186467" text:style-name="L2">
        <text:list-item>
          <text:p text:style-name="P2">ui.js : Encargado de la inte<text:span text:style-name="T1">r</text:span>fa<text:span text:style-name="T1">z</text:span> <text:span text:style-name="T1">gráfica</text:span> del usuario.</text:p>
        </text:list-item>
        <text:list-item>
          <text:p text:style-name="P2"><text:span text:style-name="T1">s</text:span>earch.js: Contiene los algoritmos de <text:span text:style-name="T1">búsqueda</text:span> y el modelado del grafo.</text:p>
        </text:list-item>
        <text:list-item>
          <text:p text:style-name="P2"><text:span text:style-name="T1">s</text:span>im.js: Es el que lleva a cabo la <text:span text:style-name="T1">simulación</text:span> del recorrido.</text:p>
        </text:list-item>
      </text:list>
      <text:p text:style-name="P1"/>
      <text:p text:style-name="P1">ui.js (obtiene el <text:span text:style-name="T1">gráfico</text:span>) → search.js(Procesa y devuelve el recorrido) <text:s/>→ sim.js(ejecuta el ciclo del recorrido) → ui.js (<text:span text:style-name="T1">re-dibuja</text:span> el <text:span text:style-name="T1">gráfico</text:span>).</text:p>
      <text:p text:style-name="P1"/>
      <text:h text:style-name="P17" text:outline-level="1"><text:bookmark-start text:name="__RefHeading___Toc671_1605240461"/>Arbol de archivos:<text:bookmark-end text:name="__RefHeading___Toc671_1605240461"/></text:h>
      <text:p text:style-name="P7"/>
      <text:p text:style-name="P1"><text:span text:style-name="T2">/t</text:span>ree-search</text:p>
      <text:list xml:id="list6923303193788271553" text:style-name="L3">
        <text:list-item>
          <text:p text:style-name="P4">index.html</text:p>
        </text:list-item>
      </text:list>
      <text:p text:style-name="P1"><text:tab/>/js</text:p>
      <text:list xml:id="list4817698125495281558" text:style-name="L4">
        <text:list-item>
          <text:p text:style-name="P5">ui.js</text:p>
        </text:list-item>
        <text:list-item>
          <text:p text:style-name="P5">search.js</text:p>
        </text:list-item>
        <text:list-item>
          <text:p text:style-name="P5">sim.js</text:p>
        </text:list-item>
      </text:list>
      <text:p text:style-name="P1"><text:tab/>/css</text:p>
      <text:list xml:id="list4213149535433637090" text:style-name="L5">
        <text:list-item>
          <text:p text:style-name="P6">style.css</text:p>
        </text:list-item>
      </text:list>
      <text:p text:style-name="P1"/>
      <text:h text:style-name="P17" text:outline-level="1"><text:soft-page-break/></text:h>
      <text:h text:style-name="P17" text:outline-level="1"><text:bookmark-start text:name="__RefHeading___Toc673_1605240461"/>Codigo:<text:bookmark-end text:name="__RefHeading___Toc673_1605240461"/></text:h>
      <text:p text:style-name="P7"/>
      <text:p text:style-name="P8">index.html</text:p>
      <text:p text:style-name="P8"/>
      <text:p text:style-name="P9">&lt;!DOCTYPE HTML&gt;</text:p>
      <text:p text:style-name="P9">&lt;!--</text:p>
      <text:p text:style-name="P9">Author: David Ruiz Garcia</text:p>
      <text:p text:style-name="P9">github-repository: https://github.com/david195/tree-search</text:p>
      <text:p text:style-name="P9">git-page: https://david195.github.io/tree-search/</text:p>
      <text:p text:style-name="P9">--&gt;</text:p>
      <text:p text:style-name="P9"/>
      <text:p text:style-name="P9">&lt;html&gt;</text:p>
      <text:p text:style-name="P9">&lt;head&gt;</text:p>
      <text:p text:style-name="P9"><text:s text:c="2"/>&lt;title&gt;Tree-Search&lt;/title&gt;</text:p>
      <text:p text:style-name="P9"><text:s text:c="2"/>&lt;meta name="author" content="David Ruiz"&gt;</text:p>
      <text:p text:style-name="P9"><text:s text:c="2"/>&lt;meta charset="utf-8"&gt;</text:p>
      <text:p text:style-name="P9"><text:s text:c="2"/>&lt;link rel="stylesheet" type="text/css" href="css/style.css"&gt;</text:p>
      <text:p text:style-name="P9"><text:s text:c="2"/>&lt;script src="js/ui.js"&gt;&lt;/script&gt;</text:p>
      <text:p text:style-name="P9"><text:s text:c="2"/>&lt;script src="js/search.js"&gt;&lt;/script&gt;</text:p>
      <text:p text:style-name="P9"><text:s text:c="2"/>&lt;script src="js/sim.js"&gt;&lt;/script&gt;</text:p>
      <text:p text:style-name="P9"><text:s text:c="2"/>&lt;script src="js/lib/vis.min.js"&gt;&lt;/script&gt;</text:p>
      <text:p text:style-name="P9">&lt;/head&gt;</text:p>
      <text:p text:style-name="P9"/>
      <text:p text:style-name="P9">&lt;body onload="load()"&gt;</text:p>
      <text:p text:style-name="P9">&lt;div id = 'layout'&gt;</text:p>
      <text:p text:style-name="P9"><text:s text:c="2"/>&lt;p&gt;Métodos ciegos de búsqueda&lt;/p&gt;</text:p>
      <text:p text:style-name="P9"><text:s text:c="2"/>&lt;hr&gt;</text:p>
      <text:p text:style-name="P9">&lt;div id="edit"&gt;</text:p>
      <text:p text:style-name="P9"><text:s text:c="2"/>&lt;button onclick="network.addNodeMode()"&gt;nuevo nodo&lt;/button&gt;&amp;nbsp&lt;input type="text" requiered="true" id='nnode'&gt;&lt;br&gt;</text:p>
      <text:p text:style-name="P9"><text:s text:c="2"/>&lt;button onclick="network.addEdgeMode()"&gt;nueva arista&lt;/button&gt;&amp;nbsp&lt;input id='edge_num' type="number" min="0" value="0"&gt;&lt;br&gt;</text:p>
      <text:p text:style-name="P9"><text:s text:c="2"/>&lt;button onclick="network.deleteSelected()"&gt;eliminar seleccion&lt;/button&gt;&lt;br&gt;&lt;br&gt;</text:p>
      <text:p text:style-name="P9"><text:s text:c="2"/>&lt;label for="file"&gt;Leer archivo: &lt;/label&gt;&lt;input id="file" type="file" onchange="load_file(this.files)"&gt;&lt;br&gt;&lt;br&gt;</text:p>
      <text:p text:style-name="P9"><text:s text:c="2"/>&lt;button onclick="save_file()"&gt;guardar&lt;/button&gt;&amp;nbsp&lt;input type="text" id="fname" requiered="true"&gt;&amp;nbsp.json&lt;br&gt;</text:p>
      <text:p text:style-name="P9">&lt;br&gt;&lt;br&gt;</text:p>
      <text:p text:style-name="P9"><text:s text:c="2"/>&lt;button id="binit" onclick="e_set('init')"&gt;init&lt;/button&gt;</text:p>
      <text:p text:style-name="P9"><text:s text:c="2"/>&lt;button id="bend" onclick="e_set('end')"&gt;end&lt;/button&gt;&lt;br&gt;&lt;br&gt;</text:p>
      <text:p text:style-name="P9"><text:s text:c="2"/>&lt;select id="opt"&gt;</text:p>
      <text:p text:style-name="P9"><text:s text:c="4"/>&lt;option value="profundidad"&gt;Preferente por profundidad&lt;/option&gt;</text:p>
      <text:p text:style-name="P9"><text:s text:c="4"/>&lt;option value="proflim"&gt;Por profundidad limitada&lt;/option&gt;</text:p>
      <text:p text:style-name="P9"><text:s text:c="4"/>&lt;option value="amplitud"&gt;Preferente por amplitud&lt;/option&gt;</text:p>
      <text:p text:style-name="P9"><text:s text:c="4"/>&lt;option value="profI"&gt;Profundidad iterativa&lt;/option&gt;</text:p>
      <text:p text:style-name="P9"><text:s text:c="4"/>&lt;option value="costo"&gt;Costo uniforme&lt;/option&gt;</text:p>
      <text:p text:style-name="P9"><text:s text:c="2"/>&lt;/select&gt;&amp;nbsp&lt;input id='prof' type="number" min="0" value="0"&gt;</text:p>
      <text:p text:style-name="P9"><text:s text:c="2"/>&lt;br&gt;&lt;br&gt;</text:p>
      <text:p text:style-name="P9"><text:s text:c="2"/>&lt;button onclick="init()"&gt;Busqueda&lt;/button&gt;</text:p>
      <text:p text:style-name="P9"><text:s text:c="2"/>&lt;div id="data"&gt;&lt;/div&gt;</text:p>
      <text:p text:style-name="P9">&lt;/div&gt;</text:p>
      <text:p text:style-name="P9">&lt;div id='graf'&gt;Modo Árbol:&amp;nbsp &amp;nbsp &amp;nbsp&amp;nbsp</text:p>
      <text:p text:style-name="P9"><text:s text:c="2"/>&lt;label class="switch"&gt;</text:p>
      <text:p text:style-name="P9"><text:s text:c="4"/>&lt;input type="checkbox" id="sGa" onchange="checkGa()"&gt;</text:p>
      <text:p text:style-name="P9"><text:s text:c="4"/>&lt;div class="slider round"&gt;&lt;/div&gt;</text:p>
      <text:p text:style-name="P9"><text:s text:c="2"/>&lt;/label&gt;</text:p>
      <text:p text:style-name="P9">&lt;div id="tree"&gt;&lt;/div&gt; Simulación de recorrido&amp;nbsp &amp;nbsp &amp;nbsp&amp;nbsp &amp;nbsp &amp;nbsp &amp;nbsp &amp;nbsp &amp;nbsp &lt;button id='pause' onclick="pause()"&gt;pausa&lt;/button&gt;</text:p>
      <text:p text:style-name="P9"/>
      <text:p text:style-name="P9"><text:soft-page-break/>&lt;div id="sim"&gt;&lt;/div&gt;</text:p>
      <text:p text:style-name="P9">&lt;/div&gt;</text:p>
      <text:p text:style-name="P9">&lt;/div&gt;</text:p>
      <text:p text:style-name="P9">&lt;/body&gt;</text:p>
      <text:p text:style-name="P10">&lt;/html&gt;</text:p>
      <text:p text:style-name="P9">*ui.js*/</text:p>
      <text:p text:style-name="P9">var network;</text:p>
      <text:p text:style-name="P9">var e_init,e_end;</text:p>
      <text:p text:style-name="P9">var on_sim = false;</text:p>
      <text:p text:style-name="P9">var data;</text:p>
      <text:p text:style-name="P9">var nn = 0;</text:p>
      <text:p text:style-name="P9">var opt;</text:p>
      <text:p text:style-name="P9">var gerarquia = false;</text:p>
      <text:p text:style-name="P9"/>
      <text:p text:style-name="P9">function load(){</text:p>
      <text:p text:style-name="P9"><text:s text:c="2"/>data ={</text:p>
      <text:p text:style-name="P9"><text:s text:c="4"/>nodes:[],</text:p>
      <text:p text:style-name="P9"><text:s text:c="4"/>edges:[]</text:p>
      <text:p text:style-name="P9"><text:s text:c="2"/>};</text:p>
      <text:p text:style-name="P9"><text:s text:c="2"/>data.nodes = new vis.DataSet(data.nodes);</text:p>
      <text:p text:style-name="P9"><text:s text:c="2"/>data.edges = new vis.DataSet(data.edges);</text:p>
      <text:p text:style-name="P9"><text:s text:c="2"/>network = tree(data,document.getElementById('tree'));</text:p>
      <text:p text:style-name="P9">}</text:p>
      <text:p text:style-name="P9"/>
      <text:p text:style-name="P9">function load_file(arg) {</text:p>
      <text:p text:style-name="P9"><text:s text:c="2"/>var file = arg[0];</text:p>
      <text:p text:style-name="P9"><text:s text:c="2"/>var reader = new FileReader();</text:p>
      <text:p text:style-name="P9"><text:s text:c="2"/>reader.onload = function(){</text:p>
      <text:p text:style-name="P9"><text:s text:c="4"/>data = JSON.parse(reader.result);</text:p>
      <text:p text:style-name="P9"><text:s text:c="4"/>data.nodes = new vis.DataSet(data.nodes);</text:p>
      <text:p text:style-name="P9"><text:s text:c="4"/>data.edges = new vis.DataSet(data.edges);</text:p>
      <text:p text:style-name="P9"><text:s text:c="4"/>network = tree(data,document.getElementById('tree'));</text:p>
      <text:p text:style-name="P9"><text:s text:c="2"/>};</text:p>
      <text:p text:style-name="P9"><text:s text:c="2"/>reader.readAsText(file);</text:p>
      <text:p text:style-name="P9">}</text:p>
      <text:p text:style-name="P9"/>
      <text:p text:style-name="P9">function tree(data,container){</text:p>
      <text:p text:style-name="P9"><text:s text:c="2"/>if(e_init!=null || e_end!=null &amp;&amp; e_init!=e_end){</text:p>
      <text:p text:style-name="P9"><text:s text:c="4"/>for (var id in data.nodes._data) {</text:p>
      <text:p text:style-name="P9"><text:s text:c="6"/>if (data.nodes._data.hasOwnProperty(id)) {</text:p>
      <text:p text:style-name="P9"><text:s text:c="8"/>if(data.nodes._data[id].id==e_init){</text:p>
      <text:p text:style-name="P9"><text:s text:c="10"/>data.nodes._data[id].group = "init";</text:p>
      <text:p text:style-name="P9"><text:s text:c="8"/>}</text:p>
      <text:p text:style-name="P9"><text:s text:c="8"/>else if(data.nodes._data[id].id==e_end &amp;&amp; !on_sim){</text:p>
      <text:p text:style-name="P9"><text:s text:c="10"/>data.nodes._data[id].group = "end";</text:p>
      <text:p text:style-name="P9"><text:s text:c="8"/>}</text:p>
      <text:p text:style-name="P9"><text:s text:c="8"/>else {</text:p>
      <text:p text:style-name="P9"><text:s text:c="10"/>if(!on_sim)</text:p>
      <text:p text:style-name="P9"><text:s text:c="12"/>data.nodes._data[id].group = null;</text:p>
      <text:p text:style-name="P9"><text:s text:c="8"/>}</text:p>
      <text:p text:style-name="P9"><text:s text:c="6"/>}</text:p>
      <text:p text:style-name="P9"><text:s text:c="4"/>}</text:p>
      <text:p text:style-name="P9"><text:s text:c="2"/>}</text:p>
      <text:p text:style-name="P9"><text:s text:c="2"/>var dat = {</text:p>
      <text:p text:style-name="P9"><text:s text:c="4"/>nodes: data.nodes,</text:p>
      <text:p text:style-name="P9"><text:s text:c="4"/>edges: data.edges</text:p>
      <text:p text:style-name="P9"><text:s text:c="2"/>};</text:p>
      <text:p text:style-name="P9"><text:s text:c="2"/>var options = {</text:p>
      <text:p text:style-name="P9"><text:s text:c="4"/>layout:{</text:p>
      <text:p text:style-name="P9"><text:s text:c="6"/>randomSeed: .5,</text:p>
      <text:p text:style-name="P9"><text:s text:c="6"/>hierarchical: gerarquia</text:p>
      <text:p text:style-name="P9"><text:s text:c="4"/>},</text:p>
      <text:p text:style-name="P9"><text:s text:c="4"/>groups:{init:{color:{background:'red'}},</text:p>
      <text:p text:style-name="P9"><text:s text:c="12"/>end:{color:{background:'green'}}</text:p>
      <text:p text:style-name="P9"><text:soft-page-break/><text:s text:c="4"/>},</text:p>
      <text:p text:style-name="P9"><text:s text:c="4"/>manipulation: {</text:p>
      <text:p text:style-name="P9"><text:s text:c="6"/>enabled: false,</text:p>
      <text:p text:style-name="P9"><text:s text:c="6"/>addNode: function(nodeData,callback) {</text:p>
      <text:p text:style-name="P9"><text:s text:c="8"/>nodeData.label = document.getElementById('nnode').value;</text:p>
      <text:p text:style-name="P9"><text:s text:c="8"/>nodeData.id = nn;</text:p>
      <text:p text:style-name="P9"><text:s text:c="8"/>nn++;</text:p>
      <text:p text:style-name="P9"><text:s text:c="8"/>data.nodes.add(nodeData);</text:p>
      <text:p text:style-name="P9"><text:s text:c="8"/>callback(nodeData);</text:p>
      <text:p text:style-name="P9"><text:s text:c="6"/>},</text:p>
      <text:p text:style-name="P9"><text:s text:c="6"/>addEdge: function(edgeData,callback) {</text:p>
      <text:p text:style-name="P9"><text:s text:c="8"/>//if(opt=="costo"){</text:p>
      <text:p text:style-name="P9"><text:s text:c="10"/>edgeData.label = document.getElementById('edge_num').value;</text:p>
      <text:p text:style-name="P9"><text:s text:c="8"/>//}</text:p>
      <text:p text:style-name="P9"><text:s text:c="8"/>data.edges.add(edgeData);</text:p>
      <text:p text:style-name="P9"><text:s text:c="8"/>callback(edgeData);</text:p>
      <text:p text:style-name="P9"><text:s text:c="6"/>}</text:p>
      <text:p text:style-name="P9"><text:s text:c="4"/>}</text:p>
      <text:p text:style-name="P9"><text:s text:c="2"/>};</text:p>
      <text:p text:style-name="P9"><text:s text:c="2"/>nn = data.nodes.length+1;</text:p>
      <text:p text:style-name="P9"><text:s text:c="2"/>var nw = new vis.Network(container, dat, options);</text:p>
      <text:p text:style-name="P9"><text:s text:c="2"/>return nw;</text:p>
      <text:p text:style-name="P9">}</text:p>
      <text:p text:style-name="P9"/>
      <text:p text:style-name="P9">function e_set(t){</text:p>
      <text:p text:style-name="P9"><text:s text:c="2"/>var node = network.getSelectedNodes()[0];</text:p>
      <text:p text:style-name="P9"><text:s text:c="2"/>if(t=="init"){</text:p>
      <text:p text:style-name="P9"><text:s text:c="4"/>e_init = node;</text:p>
      <text:p text:style-name="P9"><text:s text:c="2"/>}</text:p>
      <text:p text:style-name="P9"><text:s text:c="2"/>else{</text:p>
      <text:p text:style-name="P9"><text:s text:c="4"/>e_end = node;</text:p>
      <text:p text:style-name="P9"><text:s text:c="2"/>}</text:p>
      <text:p text:style-name="P9"><text:s text:c="2"/>network = tree(data,document.getElementById('tree'));</text:p>
      <text:p text:style-name="P9">}</text:p>
      <text:p text:style-name="P9"/>
      <text:p text:style-name="P9">function init(){</text:p>
      <text:p text:style-name="P9"><text:s text:c="2"/>opt = document.getElementById('opt').options[document.getElementById('opt').selectedIndex].value;</text:p>
      <text:p text:style-name="P9"><text:s text:c="2"/>search(e_init,e_end,opt,data);</text:p>
      <text:p text:style-name="P9">}</text:p>
      <text:p text:style-name="P9"/>
      <text:p text:style-name="P9">function descargarArchivo(contenidoEnBlob, nombreArchivo) {</text:p>
      <text:p text:style-name="P9"><text:s text:c="4"/>var reader = new FileReader();</text:p>
      <text:p text:style-name="P9"><text:s text:c="4"/>reader.onload = function (event) {</text:p>
      <text:p text:style-name="P9"><text:s text:c="8"/>var save = document.createElement('a');</text:p>
      <text:p text:style-name="P9"><text:s text:c="8"/>save.href = event.target.result;</text:p>
      <text:p text:style-name="P9"><text:s text:c="8"/>save.target = '_blank';</text:p>
      <text:p text:style-name="P9"><text:s text:c="8"/>save.download = nombreArchivo || 'archivo.dat';</text:p>
      <text:p text:style-name="P9"><text:s text:c="8"/>var clicEvent = new MouseEvent('click', {</text:p>
      <text:p text:style-name="P9"><text:s text:c="12"/>'view': window,</text:p>
      <text:p text:style-name="P9"><text:s text:c="16"/>'bubbles': true,</text:p>
      <text:p text:style-name="P9"><text:s text:c="16"/>'cancelable': true</text:p>
      <text:p text:style-name="P9"><text:s text:c="8"/>});</text:p>
      <text:p text:style-name="P9"><text:s text:c="8"/>save.dispatchEvent(clicEvent);</text:p>
      <text:p text:style-name="P9"><text:s text:c="8"/>(window.URL || window.webkitURL).revokeObjectURL(save.href);</text:p>
      <text:p text:style-name="P9"><text:s text:c="4"/>};</text:p>
      <text:p text:style-name="P9"><text:s text:c="4"/>reader.readAsDataURL(contenidoEnBlob);</text:p>
      <text:p text:style-name="P9">};</text:p>
      <text:p text:style-name="P9"/>
      <text:p text:style-name="P9">function save_file(){</text:p>
      <text:p text:style-name="P9"><text:s text:c="2"/>var a = {</text:p>
      <text:p text:style-name="P9"><text:s text:c="4"/>'nodes':[data.nodes._data],</text:p>
      <text:p text:style-name="P9"><text:s text:c="4"/>'edges':[data.edges._data]</text:p>
      <text:p text:style-name="P9"><text:s text:c="2"/>}</text:p>
      <text:p text:style-name="P9"><text:s text:c="2"/>var edges=[];</text:p>
      <text:p text:style-name="P9"><text:s text:c="2"/>for (var id in data.edges._data) {</text:p>
      <text:p text:style-name="P9"><text:soft-page-break/><text:s text:c="4"/>var e = {};</text:p>
      <text:p text:style-name="P9"><text:s text:c="4"/>e.to = data.edges._data[id].to;</text:p>
      <text:p text:style-name="P9"><text:s text:c="4"/>e.from = data.edges._data[id].from;</text:p>
      <text:p text:style-name="P9"><text:s text:c="4"/>e.label = data.edges._data[id].label;</text:p>
      <text:p text:style-name="P9"><text:s text:c="4"/>edges.push(e);</text:p>
      <text:p text:style-name="P9"><text:s text:c="2"/>}</text:p>
      <text:p text:style-name="P9"><text:s text:c="2"/>var nodes=[];</text:p>
      <text:p text:style-name="P9"><text:s text:c="2"/>for (var id in data.nodes._data) {</text:p>
      <text:p text:style-name="P9"><text:s text:c="4"/>var n = {};</text:p>
      <text:p text:style-name="P9"><text:s text:c="4"/>n.id = data.nodes._data[id].id;</text:p>
      <text:p text:style-name="P9"><text:s text:c="4"/>n.label = data.nodes._data[id].label;</text:p>
      <text:p text:style-name="P9"><text:s text:c="4"/>nodes.push(n);</text:p>
      <text:p text:style-name="P9"><text:s text:c="2"/>}</text:p>
      <text:p text:style-name="P9"><text:s text:c="2"/>var d = {</text:p>
      <text:p text:style-name="P9"><text:s text:c="4"/>nodes:nodes,</text:p>
      <text:p text:style-name="P9"><text:s text:c="4"/>edges:edges</text:p>
      <text:p text:style-name="P9"><text:s text:c="2"/>};</text:p>
      <text:p text:style-name="P9"><text:s text:c="2"/>var j = JSON.stringify(d);</text:p>
      <text:p text:style-name="P9"><text:s text:c="2"/>var b = new Blob([j], {</text:p>
      <text:p text:style-name="P9"><text:s text:c="8"/>type: 'application/json'</text:p>
      <text:p text:style-name="P9"><text:s text:c="4"/>});</text:p>
      <text:p text:style-name="P9"><text:s text:c="2"/>descargarArchivo(b,document.getElementById('fname').value+".json");</text:p>
      <text:p text:style-name="P9">}</text:p>
      <text:p text:style-name="P9"/>
      <text:p text:style-name="P9">function checkGa(){</text:p>
      <text:p text:style-name="P9"><text:s text:c="2"/>gerarquia = document.getElementById('sGa').checked;</text:p>
      <text:p text:style-name="P9"><text:s text:c="2"/>network = tree(data,document.getElementById('tree'));</text:p>
      <text:p text:style-name="P9">}</text:p>
      <text:p text:style-name="P9"/>
      <text:p text:style-name="P9">function pause(){</text:p>
      <text:p text:style-name="P9"><text:s text:c="2"/>if(pausa)</text:p>
      <text:p text:style-name="P9"><text:s text:c="4"/>document.getElementById('pause').innerHTML = 'pausa';</text:p>
      <text:p text:style-name="P9"><text:s text:c="2"/>else</text:p>
      <text:p text:style-name="P9"><text:s text:c="4"/>document.getElementById('pause').innerHTML = 'reanudar';</text:p>
      <text:p text:style-name="P9"><text:s text:c="2"/>pausa = !pausa;</text:p>
      <text:p text:style-name="P10">}</text:p>
      <text:p text:style-name="P9"/>
      <text:p text:style-name="P9">/*search.js*/</text:p>
      <text:p text:style-name="P9">var lnodes,rnodes,limp,lastn;</text:p>
      <text:p text:style-name="P9"/>
      <text:p text:style-name="P9">function search(ei,ef,tsearch,data){</text:p>
      <text:p text:style-name="P9"><text:s text:c="2"/>if(ei == null || ef == null){</text:p>
      <text:p text:style-name="P9"><text:s text:c="4"/>alert("Elige un nodo de inicion y un nodo meta");</text:p>
      <text:p text:style-name="P9"><text:s text:c="4"/>return;</text:p>
      <text:p text:style-name="P9"><text:s text:c="2"/>}</text:p>
      <text:p text:style-name="P9"><text:s text:c="2"/>if(tsearch == 'profI'){</text:p>
      <text:p text:style-name="P9"><text:s text:c="4"/>profI();</text:p>
      <text:p text:style-name="P9"><text:s text:c="4"/>return;</text:p>
      <text:p text:style-name="P9"><text:s text:c="2"/>}</text:p>
      <text:p text:style-name="P9"><text:s text:c="2"/>lnodes = [];</text:p>
      <text:p text:style-name="P9"><text:s text:c="2"/>rnodes = [];</text:p>
      <text:p text:style-name="P9"><text:s text:c="2"/>var np=0;</text:p>
      <text:p text:style-name="P9"><text:s text:c="2"/>lnodes.push(ei);</text:p>
      <text:p text:style-name="P9"><text:s text:c="2"/>if(tsearch == 'costo'){</text:p>
      <text:p text:style-name="P9"><text:s text:c="4"/>costo(ef);</text:p>
      <text:p text:style-name="P9"><text:s text:c="4"/>return;</text:p>
      <text:p text:style-name="P9"><text:s text:c="2"/>}</text:p>
      <text:p text:style-name="P9"><text:s text:c="2"/>do{</text:p>
      <text:p text:style-name="P9"><text:s text:c="4"/>n = eval(tsearch+"()");</text:p>
      <text:p text:style-name="P9"><text:s text:c="4"/>rnodes.push(n);</text:p>
      <text:p text:style-name="P9"><text:s text:c="4"/>for (var id in data.edges._data) {</text:p>
      <text:p text:style-name="P9"><text:s text:c="6"/>if(n&lt;=ef){</text:p>
      <text:p text:style-name="P9"><text:s text:c="8"/>if(data.edges._data[id].from == n)</text:p>
      <text:p text:style-name="P9"><text:s text:c="10"/>lnodes.push(data.edges._data[id].to);</text:p>
      <text:p text:style-name="P9"><text:soft-page-break/><text:s text:c="6"/>}</text:p>
      <text:p text:style-name="P9"><text:s text:c="6"/>else {</text:p>
      <text:p text:style-name="P9"><text:s text:c="8"/>if(data.edges._data[id].to == n)</text:p>
      <text:p text:style-name="P9"><text:s text:c="10"/>lnodes.push(data.edges._data[id].from);</text:p>
      <text:p text:style-name="P9"><text:s text:c="6"/>}</text:p>
      <text:p text:style-name="P9"><text:s text:c="4"/>}</text:p>
      <text:p text:style-name="P9"><text:s text:c="4"/>np++;</text:p>
      <text:p text:style-name="P9"><text:s text:c="4"/>if(tsearch=='proflim' &amp;&amp; np&gt;=limp){</text:p>
      <text:p text:style-name="P9"><text:s text:c="6"/>alert("Fallo, nodo meta no encontrado");</text:p>
      <text:p text:style-name="P9"><text:s text:c="6"/>break;</text:p>
      <text:p text:style-name="P9"><text:s text:c="4"/>}</text:p>
      <text:p text:style-name="P9"><text:s text:c="2"/>}while (n!=ef);</text:p>
      <text:p text:style-name="P9"><text:s text:c="2"/>rnodes = rnodes.unique();</text:p>
      <text:p text:style-name="P9"><text:s text:c="2"/>var tsh = document.getElementById('opt').options[document.getElementById('opt').selectedIndex].innerHTML;</text:p>
      <text:p text:style-name="P9"><text:s text:c="2"/>var txt="Búsqueda "+tsh+"&lt;br&gt;&lt;br&gt;Ruta solucion: &lt;br&gt;";</text:p>
      <text:p text:style-name="P9"><text:s text:c="2"/>for(var i=0;i&lt;rnodes.length;i++){</text:p>
      <text:p text:style-name="P9"><text:s text:c="4"/>txt+=data.nodes._data[rnodes[i]].label+" -&gt; ";</text:p>
      <text:p text:style-name="P9"><text:s text:c="2"/>}</text:p>
      <text:p text:style-name="P9"><text:s text:c="2"/>txt+="&lt;br&gt;&lt;br&gt;Numero de pasos: "+np+"&lt;br&gt;";//&lt;br&gt;Nodos visitados: &lt;ul&gt;";</text:p>
      <text:p text:style-name="P9"><text:s text:c="2"/>txt = "&lt;/ul&gt;&lt;p&gt;"+txt+"&lt;br&gt;&lt;/p&gt;";</text:p>
      <text:p text:style-name="P9"><text:s text:c="2"/>document.getElementById('data').innerHTML = txt;</text:p>
      <text:p text:style-name="P9"><text:s text:c="2"/>console.log(rnodes);</text:p>
      <text:p text:style-name="P9"><text:s text:c="2"/>console.log(lnodes);</text:p>
      <text:p text:style-name="P9"><text:s text:c="2"/>console.log(np);</text:p>
      <text:p text:style-name="P9"><text:s text:c="2"/>sim(rnodes,data,1000);</text:p>
      <text:p text:style-name="P9">}</text:p>
      <text:p text:style-name="P9"/>
      <text:p text:style-name="P9">function profundidad(){</text:p>
      <text:p text:style-name="P9"><text:s text:c="2"/>return lnodes.pop();</text:p>
      <text:p text:style-name="P9">}</text:p>
      <text:p text:style-name="P9"/>
      <text:p text:style-name="P9">function amplitud(){</text:p>
      <text:p text:style-name="P9"><text:s text:c="2"/>return lnodes.shift();</text:p>
      <text:p text:style-name="P9">}</text:p>
      <text:p text:style-name="P9"/>
      <text:p text:style-name="P9">function proflim(){</text:p>
      <text:p text:style-name="P9"><text:s text:c="2"/>limp = parseInt(document.getElementById('prof').value);</text:p>
      <text:p text:style-name="P9"><text:s text:c="2"/>return profundidad();</text:p>
      <text:p text:style-name="P9">}</text:p>
      <text:p text:style-name="P9"/>
      <text:p text:style-name="P9">function profI(){</text:p>
      <text:p text:style-name="P9"><text:s text:c="2"/>li = document.getElementById('prof').value;</text:p>
      <text:p text:style-name="P9"><text:s text:c="2"/>document.getElementById('prof').value=0;</text:p>
      <text:p text:style-name="P9"><text:s text:c="2"/>search(e_init,e_end,'proflim',data);</text:p>
      <text:p text:style-name="P9">}</text:p>
      <text:p text:style-name="P9"/>
      <text:p text:style-name="P9">function costo(ef){</text:p>
      <text:p text:style-name="P9"><text:s text:c="2"/>var ns = [];</text:p>
      <text:p text:style-name="P9"><text:s text:c="2"/>var vr = [];</text:p>
      <text:p text:style-name="P9"><text:s text:c="2"/>var v = 0;</text:p>
      <text:p text:style-name="P9"><text:s text:c="2"/>var n = lnodes.pop();</text:p>
      <text:p text:style-name="P9"><text:s text:c="2"/>ns.push(n);</text:p>
      <text:p text:style-name="P9"><text:s text:c="2"/>do{</text:p>
      <text:p text:style-name="P9"><text:s text:c="4"/>for (var i in data.edges._data) {</text:p>
      <text:p text:style-name="P9"><text:s text:c="6"/>if(data.edges._data[i].label==null){</text:p>
      <text:p text:style-name="P9"><text:s text:c="8"/>alert("Todas las aristas deben tener un costo");</text:p>
      <text:p text:style-name="P9"><text:s text:c="8"/>return;</text:p>
      <text:p text:style-name="P9"><text:s text:c="6"/>}</text:p>
      <text:p text:style-name="P9"><text:s text:c="6"/>var p1,p2;</text:p>
      <text:p text:style-name="P9"><text:s text:c="6"/>if(data.edges._data[i].from == n){</text:p>
      <text:p text:style-name="P9"><text:s text:c="8"/>p1 = data.edges._data.to;</text:p>
      <text:p text:style-name="P9"><text:s text:c="8"/>p2 = parseInt(data.edges._data[i].label)+v;</text:p>
      <text:p text:style-name="P9"><text:s text:c="6"/>}</text:p>
      <text:p text:style-name="P9"><text:s text:c="6"/>if(data.edges._data[i].to == n){</text:p>
      <text:p text:style-name="P9"><text:soft-page-break/><text:s text:c="8"/>p1 = data.edges._data[i].from;</text:p>
      <text:p text:style-name="P9"><text:s text:c="8"/>p2 = parseInt(data.edges._data[i].label)+v;</text:p>
      <text:p text:style-name="P9"><text:s text:c="6"/>}</text:p>
      <text:p text:style-name="P9"><text:s text:c="6"/>if(p1!=null &amp;&amp; p2!=null){</text:p>
      <text:p text:style-name="P9"><text:s text:c="8"/>console.log(p1);</text:p>
      <text:p text:style-name="P9"><text:s text:c="8"/>console.log(p2);</text:p>
      <text:p text:style-name="P9"><text:s text:c="8"/>lnodes.push(p1);</text:p>
      <text:p text:style-name="P9"><text:s text:c="8"/>vr.push(p2);</text:p>
      <text:p text:style-name="P9"><text:s text:c="6"/>}</text:p>
      <text:p text:style-name="P9"><text:s text:c="4"/>}</text:p>
      <text:p text:style-name="P9"><text:s text:c="4"/>var ind = vr.indexOf(vr.min());</text:p>
      <text:p text:style-name="P9"><text:s text:c="4"/>v = vr[ind];</text:p>
      <text:p text:style-name="P9"><text:s text:c="4"/>n = lnodes[ind];</text:p>
      <text:p text:style-name="P9"><text:s text:c="4"/>if(ns.indexOf(n)==-1)</text:p>
      <text:p text:style-name="P9"><text:s text:c="6"/>ns.push(n);</text:p>
      <text:p text:style-name="P9"><text:s text:c="4"/>vr.splice(ind,1);</text:p>
      <text:p text:style-name="P9"><text:s text:c="4"/>lnodes.splice(ind,1);</text:p>
      <text:p text:style-name="P9"><text:s text:c="2"/>}while(n!=ef);</text:p>
      <text:p text:style-name="P9"><text:s text:c="2"/>var tsh = document.getElementById('opt').options[document.getElementById('opt').selectedIndex].innerHTML;</text:p>
      <text:p text:style-name="P9"><text:s text:c="2"/>var txt="Búsqueda "+tsh+"&lt;br&gt;&lt;br&gt;Ruta solucion: &lt;br&gt;&lt;br&gt;Costo total de ruta: "+v+"&lt;br&gt;&lt;br&gt;";</text:p>
      <text:p text:style-name="P9"><text:s text:c="2"/>for(var i=0;i&lt;ns.length;i++){</text:p>
      <text:p text:style-name="P9"><text:s text:c="4"/>txt+=data.nodes._data[ns[i]].label+" -&gt; ";</text:p>
      <text:p text:style-name="P9"><text:s text:c="2"/>}</text:p>
      <text:p text:style-name="P9"><text:s text:c="2"/>txt+="&lt;br&gt;&lt;br&gt;Numero de pasos: "+ns.length+"&lt;br&gt;";//&lt;br&gt;Nodos visitados: &lt;ul&gt;";</text:p>
      <text:p text:style-name="P9"><text:s text:c="2"/>txt = "&lt;/ul&gt;&lt;p&gt;"+txt+"&lt;br&gt;&lt;/p&gt;";</text:p>
      <text:p text:style-name="P9"><text:s text:c="2"/>document.getElementById('data').innerHTML = txt;</text:p>
      <text:p text:style-name="P9"><text:s text:c="2"/>console.log(ns);</text:p>
      <text:p text:style-name="P9"><text:s text:c="2"/>console.log(v);</text:p>
      <text:p text:style-name="P9"><text:s text:c="2"/>sim(ns,data,1000);</text:p>
      <text:p text:style-name="P9">}</text:p>
      <text:p text:style-name="P9"/>
      <text:p text:style-name="P9">Array.prototype.unique = function() {</text:p>
      <text:p text:style-name="P9"><text:s text:c="4"/>var unique = [];</text:p>
      <text:p text:style-name="P9"><text:s text:c="4"/>for (var i = 0; i &lt; this.length; i++) {</text:p>
      <text:p text:style-name="P9"><text:s text:c="8"/>if (unique.indexOf(this[i]) == -1) {</text:p>
      <text:p text:style-name="P9"><text:s text:c="12"/>unique.push(this[i]);</text:p>
      <text:p text:style-name="P9"><text:s text:c="8"/>}</text:p>
      <text:p text:style-name="P9"><text:s text:c="4"/>}</text:p>
      <text:p text:style-name="P9"><text:s text:c="4"/>return unique;</text:p>
      <text:p text:style-name="P9">};</text:p>
      <text:p text:style-name="P9"/>
      <text:p text:style-name="P9">Array.prototype.min = function() {</text:p>
      <text:p text:style-name="P9"><text:s text:c="2"/>return Math.min.apply(null, this);</text:p>
      <text:p text:style-name="P10">};</text:p>
      <text:p text:style-name="P9"/>
      <text:p text:style-name="P9">/*sim.js*/</text:p>
      <text:p text:style-name="P9">var lp,nd,n=0;</text:p>
      <text:p text:style-name="P9">var pausa = false;</text:p>
      <text:p text:style-name="P9"/>
      <text:p text:style-name="P9">function sim(nv,data,t){</text:p>
      <text:p text:style-name="P9"><text:s text:c="2"/>clearInterval(lp);</text:p>
      <text:p text:style-name="P9"><text:s text:c="2"/>document.getElementById('sim').innerHTML='';</text:p>
      <text:p text:style-name="P9"><text:s text:c="2"/>nd = document.createElement('div');</text:p>
      <text:p text:style-name="P9"><text:s text:c="2"/>document.getElementById('sim').appendChild(nd);</text:p>
      <text:p text:style-name="P9"><text:s text:c="2"/>lp = setInterval(function(){</text:p>
      <text:p text:style-name="P9"><text:s text:c="4"/>loop(nv,data);</text:p>
      <text:p text:style-name="P9"><text:s text:c="2"/>},t);</text:p>
      <text:p text:style-name="P9">}</text:p>
      <text:p text:style-name="P9"/>
      <text:p text:style-name="P9">function sim_off(){</text:p>
      <text:p text:style-name="P9"><text:s text:c="2"/>if(lp!=null)</text:p>
      <text:p text:style-name="P9"><text:s text:c="4"/>clearInterval(lp);</text:p>
      <text:p text:style-name="P9">}</text:p>
      <text:p text:style-name="P9"><text:soft-page-break/></text:p>
      <text:p text:style-name="P9">function loop(nv,data){</text:p>
      <text:p text:style-name="P9"><text:s text:c="2"/>on_sim = true;</text:p>
      <text:p text:style-name="P9"><text:s text:c="2"/>if(n&lt;nv.length){</text:p>
      <text:p text:style-name="P9"><text:s text:c="4"/>for (var id in data.nodes._data) {</text:p>
      <text:p text:style-name="P9"><text:s text:c="6"/>if(data.nodes._data[id].id==nv[n])</text:p>
      <text:p text:style-name="P9"><text:s text:c="8"/>data.nodes._data[id]['group'] = 'init';</text:p>
      <text:p text:style-name="P9"><text:s text:c="4"/>}</text:p>
      <text:p text:style-name="P9"><text:s text:c="2"/>}</text:p>
      <text:p text:style-name="P9"><text:s text:c="2"/>else {</text:p>
      <text:p text:style-name="P9"><text:s text:c="4"/>n=0;</text:p>
      <text:p text:style-name="P9"><text:s text:c="4"/>for (var id in data.nodes._data) {</text:p>
      <text:p text:style-name="P9"><text:s text:c="6"/>data.nodes._data[id].group=null;</text:p>
      <text:p text:style-name="P9"><text:s text:c="4"/>}</text:p>
      <text:p text:style-name="P9"><text:s text:c="4"/>if(opt=='profI' &amp;&amp; limp&lt;=li){</text:p>
      <text:p text:style-name="P9"><text:s text:c="6"/>document.getElementById('prof').value = limp+1;</text:p>
      <text:p text:style-name="P9"><text:s text:c="6"/>clearInterval(lp);</text:p>
      <text:p text:style-name="P9"><text:s text:c="6"/>alert("iteracion: "+limp);</text:p>
      <text:p text:style-name="P9"><text:s text:c="6"/>search(e_init,e_end,'proflim',data);</text:p>
      <text:p text:style-name="P9"><text:s text:c="4"/>}</text:p>
      <text:p text:style-name="P9"><text:s text:c="2"/>}</text:p>
      <text:p text:style-name="P9"><text:s text:c="2"/>if(!pausa)</text:p>
      <text:p text:style-name="P9"><text:s text:c="4"/>n++;</text:p>
      <text:p text:style-name="P9"><text:s text:c="2"/>var netw = tree(data,nd);</text:p>
      <text:p text:style-name="P9">}</text:p>
      <text:p text:style-name="P8"/>
      <text:p text:style-name="P8"/>
      <text:h text:style-name="P17" text:outline-level="1"><text:bookmark-start text:name="__RefHeading___Toc675_1605240461"/>Repositorio git-hub<text:bookmark-end text:name="__RefHeading___Toc675_1605240461"/></text:h>
      <text:p text:style-name="P9"><text:a xlink:type="simple" xlink:href="https://github.com/david195/tree-search" text:style-name="Internet_20_link" text:visited-style-name="Visited_20_Internet_20_Link">https://github.com/david195/tree-search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Bitstream Vera Sans" svg:font-family="'Bitstream Vera Sans'" style:font-pitch="variable"/>
    <style:font-face style:name="Droid Sans Fallback" svg:font-family="'Droid Sans Fallback'" style:font-pitch="variable"/>
    <style:font-face style:name="Lato" svg:font-family="Lato" style:font-pitch="variable"/>
    <style:font-face style:name="Noto Sans Avestan" svg:font-family="'Noto Sans Avestan'" style:font-pitch="variable"/>
    <style:font-face style:name="Noto Sans Lisu" svg:font-family="'Noto Sans Lisu'" style:font-pitch="variable"/>
    <style:font-face style:name="cmex10" svg:font-family="cmex10" style:font-pitch="variable"/>
    <style:font-face style:name="esint10" svg:font-family="esint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style:footer-first>
        <text:p text:style-name="MP1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7:12:19.247348105</meta:creation-date>
    <dc:date>2017-05-15T18:22:20.982514072</dc:date>
    <meta:editing-duration>PT16M33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10" meta:paragraph-count="409" meta:word-count="1024" meta:character-count="11027" meta:non-whitespace-character-count="9190"/>
  </office:meta>
</office:document-meta>
</file>